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3.61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ave the Dates</text:span></text:p>
            <text:p><text:span text:style-name="T1">-</text:span></text:p>
            <text:p><text:span text:style-name="T2">Das Kalenderframework</text:span></text:p>
            <text:p><text:span text:style-name="T2">plone.app.event</text:span></text:p>
            <text:p><text:span text:style-name="T1"/></text:p>
            <text:p><text:span text:style-name="T3">Johannes Raggam, BlueDynamics Alliance</text:span></text:p>
            <text:p><text:span text:style-name="T3">Plonekonferenz München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>Who am 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o am I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header>
                <text:p>Johannes Raggam, programmatic.pro</text:p>
              </text:list-header>
              <text:list-item>
                <text:p>BlueDynamics Alliance Partner seit 2010</text:p>
              </text:list-item>
              <text:list-item>
                <text:p>Zope seit 2002, Plone seit 2005</text:p>
              </text:list-item>
              <text:list-item>
                <text:p/>
              </text:list-item>
              <text:list-item>
                <text:p>2002: Gründung g24.at</text:p>
              </text:list-item>
              <text:list-item>
                <text:p><text:s text:c="4"/>Online Community für Graz</text:p>
              </text:list-item>
              <text:list-item>
                <text:p><text:s text:c="4"/>Schwerpunkt auf Veranstaltungstermine</text:p>
              </text:list-item>
              <text:list-item>
                <text:p><text:s text:c="4"/>System: PostNuke</text:p>
              </text:list-item>
              <text:list-item>
                <text:p/>
              </text:list-item>
              <text:list-item>
                <text:p>2012: Geplanter g24.at Relaunch auf Basis des Plone Framewo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>Plone ATEvent - die aktuelle Situ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one ATEvent - die aktuelle Situation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Veraltetes Date/Time Widget</text:p>
              </text:list-item>
              <text:list-item>
                <text:p>Keine Ganztagestermine</text:p>
              </text:list-item>
              <text:list-item>
                <text:p>Keine Wiederholungs/Recurring Regeln</text:p>
              </text:list-item>
              <text:list-item>
                <text:p>Ungenügende iCalendar Unterstützung</text:p>
              </text:list-item>
              <text:list-item>
                <text:p>Veraltete Infrastruktur: CMFCalendar, PloneTestCase.</text:p>
              </text:list-item>
              <text:list-item>
                <text:p>Verwobene Codebasis:</text:p>
              </text:list-item>
              <text:list-item>
                <text:p><text:s text:c="4"/>Date/Time Widget und Tests in CMFPlone</text:p>
              </text:list-item>
              <text:list-item>
                <text:p><text:s text:c="4"/>Portlets in plone.app.Portlets</text:p>
              </text:list-item>
              <text:list-item>
                <text:p><text:s text:c="4"/>CMFCalendar Dependency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>Erweiterungen und Verbesserunge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rweiterungen und Verbesserungen<text:line-break/>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ruppierung von Events: MultiEvent, zopyx.multieventcalendar</text:p>
              </text:list-item>
              <text:list-item>
                <text:p/>
              </text:list-item>
              <text:list-item>
                <text:p>Teilnehmerverwaltung: EventRegistration, SignableEvent, collective.eventinviter, uwosh.timeslot, collective.inviting (gh)</text:p>
              </text:list-item>
              <text:list-item>
                <text:p/>
              </text:list-item>
              <text:list-item>
                <text:p>Terminwiederholungen: RecurringEvent, p4a.ploneevent</text:p>
              </text:list-item>
              <text:list-item>
                <text:p/>
              </text:list-item>
              <text:list-item>
                <text:p>Schemamodifikationen: medialog.eventcategory, redturtle.imagedevent, mxmCalendar</text:p>
              </text:list-item>
              <text:list-item>
                <text:p/>
              </text:list-item>
              <text:list-item>
                <text:p>Darstellung und Kalenderansichten: CalViews, CalendarX, Solgema.fullcalendar (gh), collective.js.fullcalendar, ftw.calendar, zettwerk.fullcalendar, cciaa.portlet.calendar, ATimeline, p4a.calendar (gh) (Plone4ArtistsCalendar)</text:p>
              </text:list-item>
              <text:list-item>
                <text:p/>
              </text:list-item>
              <text:list-item>
                <text:p>Import/Export: PloneiCalendar, Products.Calendaring, PloneRDFCalendar, collective.Calendaring, slc.calendarfetcher, p4a.plonecalendar (gh)</text:p>
              </text:list-item>
              <text:list-item>
                <text:p/>
              </text:list-item>
              <text:list-item>
                <text:p>Widgets: collective.calendarwidget, PloneZCdatetimeWidget, Products.DateFree, collective.portlet.datepicker, collective.z3cform.datetimewidget, Products.TimeRangeWidget, collective.experimental.pietimemenu, collective.atmultidateselectionfield, p4a.datetimewidgets, IntelliDateTime (at), MxDateTimeField (at), archetypes.recurringdate (at), archetypes.datetimewidget (gh)</text:p>
              </text:list-item>
              <text:list-item>
                <text:p/>
              </text:list-item>
              <text:list-item>
                <text:p>vs.event (recurrence, attendees, widget, all-day, suplementary events)</text:p>
              </text:list-item>
              <text:list-item>
                <text:p>CalPlone (ical im/export, attendees, recurrence, scheduling)</text:p>
              </text:list-item>
              <text:list-item>
                <text:p>mxmCalendarTypes (icalendar, attendees, todo/task contents, ...)</text:p>
              </text:list-item>
              <text:list-item>
                <text:p/>
              </text:list-item>
              <text:list-item>
                <text:p>Infrastruktur: plone.app.eventindex, bda.calendar.base, Products.DateRangeInRangeIndex, Products.DateRecurringIndex, bda.intellidatetime, collective.weighteddaterangeindex, dateable.chronos, dateable.kalends, experimental.daterangeindexoptimisations, experimental.ulocalized_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94cm" svg:x="1.399cm" svg:y="0.83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94cm" svg:x="1.399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94cm" svg:x="1.399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94cm" svg:x="1.399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94cm" svg:x="1.399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94cm" svg:x="1.399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94cm" svg:x="1.399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94cm" svg:x="1.399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2T23:42:16</meta:creation-date>
    <meta:editing-duration>PT3H35M29S</meta:editing-duration>
    <meta:editing-cycles>25</meta:editing-cycles>
    <dc:date>2012-02-11T14:39:05</dc:date>
    <meta:generator>LibreOffice/3.4$Unix LibreOffice_project/340m1$Build-502</meta:generator>
    <dc:creator>Johannes Raggam</dc:creator>
    <meta:document-statistic meta:object-count="71"/>
  </office:meta>
</office:document-meta>
</file>